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6e3c" officeooo:paragraph-rsid="00186e3c" style:font-weight-asian="bold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8.44cm"/>
        </style:tab-stops>
      </style:paragraph-properties>
      <style:text-properties fo:font-weight="bold" officeooo:rsid="00186e3c" officeooo:paragraph-rsid="00186e3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8c56d" officeooo:paragraph-rsid="0018c56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45bd" officeooo:paragraph-rsid="001a45b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cd4e1" officeooo:paragraph-rsid="001cd4e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8ee84" officeooo:paragraph-rsid="0018ee8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994ef" officeooo:paragraph-rsid="001994e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994ef" officeooo:paragraph-rsid="001cd4e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a45bd" officeooo:paragraph-rsid="001a45b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b7da7" officeooo:paragraph-rsid="001b7da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7da7" officeooo:paragraph-rsid="001cd4e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cd4e1" officeooo:paragraph-rsid="001cd4e1" style:font-weight-asian="normal" style:font-weight-complex="normal"/>
    </style:style>
    <style:style style:name="T1" style:family="text">
      <style:text-properties officeooo:rsid="0018c56d"/>
    </style:style>
    <style:style style:name="T2" style:family="text">
      <style:text-properties officeooo:rsid="0018ee84"/>
    </style:style>
    <style:style style:name="T3" style:family="text">
      <style:text-properties officeooo:rsid="001994e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d4e1" style:font-weight-asian="bold" style:font-weight-complex="bold"/>
    </style:style>
    <style:style style:name="T6" style:family="text">
      <style:text-properties officeooo:rsid="001a45bd"/>
    </style:style>
    <style:style style:name="T7" style:family="text">
      <style:text-properties officeooo:rsid="001cd4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erial Robotics Kharagpur Documentation Template</text:p>
      <text:p text:style-name="P1">Dynamic pathplanning</text:p>
      <text:p text:style-name="P1"/>
      <text:p text:style-name="P1"/>
      <text:p text:style-name="P2">Dynamic <text:span text:style-name="T1">Path Planning using rrt: <text:s text:c="39"/>VI RESULTS AND OBSERVATION</text:span></text:p>
      <text:p text:style-name="P3">Rapidly-exploringRandom Tree is used to <text:s text:c="2"/><text:tab/><text:tab/><text:tab/></text:p>
      <text:p text:style-name="P3">find the path from start to goal where the </text:p>
      <text:p text:style-name="P3">obstacles are dynamic. When drones fly, </text:p>
      <text:p text:style-name="P3">there encounter a lot of obstacles, both static</text:p>
      <text:p text:style-name="P3">and dynamic.RRT is a fast algorithm and </text:p>
      <text:p text:style-name="P3">helps in finding path in dynamic environment</text:p>
      <text:p text:style-name="P3"/>
      <text:p text:style-name="P3"><text:s text:c="9"/><text:span text:style-name="T3">I.</text:span> INTRODUCT<text:span text:style-name="T2">ION</text:span></text:p>
      <text:p text:style-name="P6">For Dynamic path planning i used rrt. For each <text:s text:c="42"/><text:span text:style-name="T5">VII FUTURE WORK</text:span> <text:s text:c="44"/>frame of the video, the algorithm is applied. The </text:p>
      <text:p text:style-name="P6">moving obstacles create a difference in the various <text:s text:c="6"/></text:p>
      <text:p text:style-name="P6">frames and the algorithm generates a random line </text:p>
      <text:p text:style-name="P6">from a certain point of a specific length <text:span text:style-name="T3">checking</text:span></text:p>
      <text:p text:style-name="P7">whether the line goes through obsctacles. If it does</text:p>
      <text:p text:style-name="P7">then ignore that line. I have tried Dynamic window </text:p>
      <text:p text:style-name="P7">approach but that appeared slower. RRT with a small</text:p>
      <text:p text:style-name="P7">paath length was taking a lot of time and the</text:p>
      <text:p text:style-name="P7">parameters should be handled well.</text:p>
      <text:p text:style-name="P8"><text:span text:style-name="T4"><text:s/><text:tab/><text:tab/><text:tab/><text:tab/><text:tab/><text:tab/><text:tab/><text:tab/><text:tab/><text:tab/></text:span><text:span text:style-name="T5">CONCLUSION</text:span></text:p>
      <text:p text:style-name="P8"><text:span text:style-name="T5"><text:tab/><text:tab/><text:tab/><text:tab/><text:tab/><text:tab/><text:tab/><text:tab/><text:tab/><text:tab/>REFERENCES</text:span><text:span text:style-name="T4"> <text:s text:c="2"/>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/></text:p>
      <text:p text:style-name="P8"><text:span text:style-name="T4"/></text:p>
      <text:p text:style-name="P8"><text:span text:style-name="T4"><text:s/>II. PROBLEM STATEMENT </text:span></text:p>
      <text:p text:style-name="P7">The given problem statement <text:span text:style-name="T6">is on planning a</text:span></text:p>
      <text:p text:style-name="P9">path in dynamic environement where the obs-</text:p>
      <text:p text:style-name="P9">tacles move. In the video feed, the blue obstacles</text:p>
      <text:p text:style-name="P9">move and plan has to be madefor a path from </text:p>
      <text:p text:style-name="P9">start ot end. </text:p>
      <text:p text:style-name="P9"><text:s text:c="5"/>*<text:span text:style-name="T4">IMAGE</text:span>*</text:p>
      <text:p text:style-name="P4">III. RELATED WORK</text:p>
      <text:p text:style-name="P10">Dynamic window approach was thought of</text:p>
      <text:p text:style-name="P10">where the robot motion parameters are given </text:p>
      <text:p text:style-name="P10">and an arrow moves on the image making </text:p>
      <text:p text:style-name="P10">sure it avoids the obstacles and reaches the goal.</text:p>
      <text:p text:style-name="P10">The website is mentioned in the <text:span text:style-name="T4">REFERENCES</text:span></text:p>
      <text:p text:style-name="P10"><text:span text:style-name="T4">IV. INITIAL ATTEMPTS</text:span></text:p>
      <text:p text:style-name="P10">I wanted to scan the entire image and get the </text:p>
      <text:p text:style-name="P10">centre and radius of the obstacles and their position </text:p>
      <text:p text:style-name="P11">as a function of time <text:span text:style-name="T7">using contour detection</text:span></text:p>
      <text:p text:style-name="P11">.<text:span text:style-name="T7">And for the walls their parameters using hough <text:s text:c="76"/>transform </text:span><text:s/>But in reality, all the <text:span text:style-name="T7">3D </text:span>projections</text:p>
      <text:p text:style-name="P11">on 2D need not have the same radius so the idea </text:p>
      <text:p text:style-name="P11">was rejected. <text:span text:style-name="T7">Then i learned about dynamic window</text:span></text:p>
      <text:p text:style-name="P12">approach and that seemed a good idea with the</text:p>
      <text:p text:style-name="P12">robot parameters given, i move an arrow on the </text:p>
      <text:p text:style-name="P12">image to find the path. But the robot paramters </text:p>
      <text:p text:style-name="P12">should be chosen properly and a lot of practical</text:p>
      <text:p text:style-name="P12">difficulties occur due to inertia and stuff and it should be </text:p>
      <text:p text:style-name="P12">optimized a lot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5">V FINAL APPROACH</text:p>
      <text:p text:style-name="P5">RR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6:09:25.062725503</meta:creation-date>
    <dc:date>2019-03-03T17:14:46.051283392</dc:date>
    <meta:editing-duration>PT24M5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49" meta:word-count="350" meta:character-count="2260" meta:non-whitespace-character-count="1688"/>
  </office:meta>
</office:document-meta>
</file>